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6.715cm" fo:margin-left="-0.168cm" table:align="left" style:writing-mode="lr-tb"/>
    </style:style>
    <style:style style:name="Taula1.A" style:family="table-column">
      <style:table-column-properties style:column-width="2.663cm"/>
    </style:style>
    <style:style style:name="Taula1.B" style:family="table-column">
      <style:table-column-properties style:column-width="14.05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2" style:family="table">
      <style:table-properties style:width="16.29cm" fo:margin-left="-0.145cm" table:align="left" style:writing-mode="lr-tb"/>
    </style:style>
    <style:style style:name="Taula2.A" style:family="table-column">
      <style:table-column-properties style:column-width="16.29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style:border-line-width="0.053cm 0.026cm 0.026cm" fo:padding="0.106cm" fo:border="3pt double #c0c0c0" style:writing-mode="lr-tb"/>
    </style:style>
    <style:style style:name="Taula3" style:family="table">
      <style:table-properties style:width="16.29cm" fo:margin-left="-0.145cm" table:align="left" style:writing-mode="lr-tb"/>
    </style:style>
    <style:style style:name="Taula3.A" style:family="table-column">
      <style:table-column-properties style:column-width="16.29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style:border-line-width="0.053cm 0.026cm 0.026cm" fo:padding="0.106cm" fo:border="3pt double #c0c0c0" style:writing-mode="lr-tb"/>
    </style:style>
    <style:style style:name="Taula4" style:family="table">
      <style:table-properties style:width="16.29cm" fo:margin-left="-0.145cm" table:align="left" style:writing-mode="lr-tb"/>
    </style:style>
    <style:style style:name="Taula4.A" style:family="table-column">
      <style:table-column-properties style:column-width="16.29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top" style:border-line-width="0.053cm 0.026cm 0.026cm" fo:padding="0.106cm" fo:border="3pt double #c0c0c0" style:writing-mode="lr-tb"/>
    </style:style>
    <style:style style:name="Taula5" style:family="table">
      <style:table-properties style:width="16.29cm" fo:margin-left="-0.145cm" table:align="left" style:writing-mode="lr-tb"/>
    </style:style>
    <style:style style:name="Taula5.A" style:family="table-column">
      <style:table-column-properties style:column-width="16.29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top" style:border-line-width="0.053cm 0.026cm 0.026cm" fo:padding="0.106cm" fo:border="3pt double #c0c0c0" style:writing-mode="lr-tb"/>
    </style:style>
    <style:style style:name="Taula6" style:family="table">
      <style:table-properties style:width="16.29cm" fo:margin-left="-0.145cm" table:align="left" style:writing-mode="lr-tb"/>
    </style:style>
    <style:style style:name="Taula6.A" style:family="table-column">
      <style:table-column-properties style:column-width="16.29cm"/>
    </style:style>
    <style:style style:name="Taula6.1" style:family="table-row">
      <style:table-row-properties fo:keep-together="auto"/>
    </style:style>
    <style:style style:name="Taula6.A1" style:family="table-cell">
      <style:table-cell-properties style:vertical-align="top" style:border-line-width="0.053cm 0.026cm 0.026cm" fo:padding="0.106cm" fo:border="3pt double #c0c0c0" style:writing-mode="lr-tb"/>
    </style:style>
    <style:style style:name="Taula7" style:family="table">
      <style:table-properties style:width="16.29cm" fo:margin-left="-0.145cm" table:align="left" style:writing-mode="lr-tb"/>
    </style:style>
    <style:style style:name="Taula7.A" style:family="table-column">
      <style:table-column-properties style:column-width="16.29cm"/>
    </style:style>
    <style:style style:name="Taula7.1" style:family="table-row">
      <style:table-row-properties fo:keep-together="auto"/>
    </style:style>
    <style:style style:name="Taula7.A1" style:family="table-cell">
      <style:table-cell-properties style:vertical-align="top" style:border-line-width="0.053cm 0.026cm 0.026cm" fo:padding="0.106cm" fo:border="3pt double #c0c0c0" style:writing-mode="lr-tb"/>
    </style:style>
    <style:style style:name="Taula8" style:family="table">
      <style:table-properties style:width="16.408cm" table:align="right" style:writing-mode="lr-tb"/>
    </style:style>
    <style:style style:name="Taula8.A" style:family="table-column">
      <style:table-column-properties style:column-width="16.408cm"/>
    </style:style>
    <style:style style:name="Taula8.1" style:family="table-row">
      <style:table-row-properties fo:keep-together="auto"/>
    </style:style>
    <style:style style:name="Taula8.A1" style:family="table-cell">
      <style:table-cell-properties style:vertical-align="top" style:border-line-width="0.053cm 0.026cm 0.026cm" fo:padding="0.106cm" fo:border="3pt double #c0c0c0" style:writing-mode="lr-tb"/>
    </style:style>
    <style:style style:name="Taula9" style:family="table">
      <style:table-properties style:width="16.29cm" fo:margin-left="-0.145cm" table:align="left" style:writing-mode="lr-tb"/>
    </style:style>
    <style:style style:name="Taula9.A" style:family="table-column">
      <style:table-column-properties style:column-width="16.29cm"/>
    </style:style>
    <style:style style:name="Taula9.1" style:family="table-row">
      <style:table-row-properties fo:keep-together="auto"/>
    </style:style>
    <style:style style:name="Taula9.A1" style:family="table-cell">
      <style:table-cell-properties style:vertical-align="top" style:border-line-width="0.053cm 0.026cm 0.026cm" fo:padding="0.106cm" fo:border="3pt double #c0c0c0" style:writing-mode="lr-tb"/>
    </style:style>
    <style:style style:name="Taula10" style:family="table">
      <style:table-properties style:width="16.29cm" fo:margin-left="-0.145cm" table:align="left" style:writing-mode="lr-tb"/>
    </style:style>
    <style:style style:name="Taula10.A" style:family="table-column">
      <style:table-column-properties style:column-width="16.29cm"/>
    </style:style>
    <style:style style:name="Taula10.1" style:family="table-row">
      <style:table-row-properties fo:keep-together="auto"/>
    </style:style>
    <style:style style:name="Taula10.A1" style:family="table-cell">
      <style:table-cell-properties style:vertical-align="top" style:border-line-width="0.053cm 0.026cm 0.026cm" fo:padding="0.106cm" fo:border="3pt double #c0c0c0" style:writing-mode="lr-tb"/>
    </style:style>
    <style:style style:name="Taula11" style:family="table">
      <style:table-properties style:width="16.29cm" fo:margin-left="-0.145cm" table:align="left" style:writing-mode="lr-tb"/>
    </style:style>
    <style:style style:name="Taula11.A" style:family="table-column">
      <style:table-column-properties style:column-width="16.29cm"/>
    </style:style>
    <style:style style:name="Taula11.1" style:family="table-row">
      <style:table-row-properties fo:keep-together="auto"/>
    </style:style>
    <style:style style:name="Taula11.A1" style:family="table-cell">
      <style:table-cell-properties style:vertical-align="top" style:border-line-width="0.053cm 0.026cm 0.026cm" fo:padding="0.106cm" fo:border="3pt double #c0c0c0" style:writing-mode="lr-tb"/>
    </style:style>
    <style:style style:name="Taula12" style:family="table">
      <style:table-properties style:width="16.29cm" fo:margin-left="-0.145cm" table:align="left" style:writing-mode="lr-tb"/>
    </style:style>
    <style:style style:name="Taula12.A" style:family="table-column">
      <style:table-column-properties style:column-width="16.29cm"/>
    </style:style>
    <style:style style:name="Taula12.1" style:family="table-row">
      <style:table-row-properties fo:keep-together="auto"/>
    </style:style>
    <style:style style:name="Taula12.A1" style:family="table-cell">
      <style:table-cell-properties style:vertical-align="top" style:border-line-width="0.053cm 0.026cm 0.026cm" fo:padding="0.106cm" fo:border="3pt double #c0c0c0" style:writing-mode="lr-tb"/>
    </style:style>
    <style:style style:name="Taula13" style:family="table">
      <style:table-properties style:width="16.29cm" fo:margin-left="-0.145cm" table:align="left" style:writing-mode="lr-tb"/>
    </style:style>
    <style:style style:name="Taula13.A" style:family="table-column">
      <style:table-column-properties style:column-width="16.29cm"/>
    </style:style>
    <style:style style:name="Taula13.1" style:family="table-row">
      <style:table-row-properties fo:keep-together="auto"/>
    </style:style>
    <style:style style:name="Taula13.A1" style:family="table-cell">
      <style:table-cell-properties style:vertical-align="top" style:border-line-width="0.053cm 0.026cm 0.026cm" fo:padding="0.106cm" fo:border="3pt double #c0c0c0" style:writing-mode="lr-tb"/>
    </style:style>
    <style:style style:name="Taula14" style:family="table">
      <style:table-properties style:width="16.29cm" fo:margin-left="-0.145cm" table:align="left" style:writing-mode="lr-tb"/>
    </style:style>
    <style:style style:name="Taula14.A" style:family="table-column">
      <style:table-column-properties style:column-width="16.29cm"/>
    </style:style>
    <style:style style:name="Taula14.1" style:family="table-row">
      <style:table-row-properties fo:keep-together="auto"/>
    </style:style>
    <style:style style:name="Taula14.A1" style:family="table-cell">
      <style:table-cell-properties style:vertical-align="top" style:border-line-width="0.053cm 0.026cm 0.026cm" fo:padding="0.106cm" fo:border="3pt double #c0c0c0" style:writing-mode="lr-tb"/>
    </style:style>
    <style:style style:name="Taula15" style:family="table">
      <style:table-properties style:width="16.29cm" fo:margin-left="-0.145cm" table:align="left" style:writing-mode="lr-tb"/>
    </style:style>
    <style:style style:name="Taula15.A" style:family="table-column">
      <style:table-column-properties style:column-width="16.29cm"/>
    </style:style>
    <style:style style:name="Taula15.1" style:family="table-row">
      <style:table-row-properties fo:keep-together="auto"/>
    </style:style>
    <style:style style:name="Taula15.A1" style:family="table-cell">
      <style:table-cell-properties style:vertical-align="top" style:border-line-width="0.053cm 0.026cm 0.026cm" fo:padding="0.106cm" fo:border="3pt double #c0c0c0" style:writing-mode="lr-tb"/>
    </style:style>
    <style:style style:name="Taula16" style:family="table">
      <style:table-properties style:width="16.263cm" fo:margin-left="-0.199cm" table:align="left" style:writing-mode="lr-tb"/>
    </style:style>
    <style:style style:name="Taula16.A" style:family="table-column">
      <style:table-column-properties style:column-width="8.123cm"/>
    </style:style>
    <style:style style:name="Taula16.B" style:family="table-column">
      <style:table-column-properties style:column-width="8.14cm"/>
    </style:style>
    <style:style style:name="Taula16.1" style:family="table-row">
      <style:table-row-properties fo:keep-together="auto"/>
    </style:style>
    <style:style style:name="Taula16.A1" style:family="table-cell">
      <style:table-cell-properties style:vertical-align="top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6.B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ula1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1pt" officeooo:paragraph-rsid="00109297" style:font-size-asian="11pt" style:font-size-complex="11pt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fo:font-size="11pt" officeooo:paragraph-rsid="00109297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officeooo:paragraph-rsid="00109297" style:font-size-asian="11pt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1pt" officeooo:paragraph-rsid="00109297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paragraph-rsid="00109297" style:font-size-asian="11pt" style:font-name-complex="Calibri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10929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109297" style:font-size-asian="11pt" style:font-weight-asian="bold" style:font-size-complex="11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officeooo:paragraph-rsid="00109297" style:font-size-asian="11pt" style:font-weight-asian="bold" style:font-size-complex="11pt"/>
    </style:style>
    <style:style style:name="P9" style:family="paragraph" style:parent-style-name="Standard">
      <style:paragraph-properties fo:margin-top="0.494cm" fo:margin-bottom="0cm" loext:contextual-spacing="false" fo:orphans="2" fo:widows="2" fo:hyphenation-ladder-count="no-limit"/>
      <style:text-properties style:font-name="Arial" fo:font-size="11pt" fo:font-weight="bold" officeooo:paragraph-rsid="00109297" style:font-size-asian="11pt" style:language-asian="es" style:country-asian="ES" style:font-weight-asian="bold" style:font-size-complex="11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.494cm" fo:margin-bottom="0cm" loext:contextual-spacing="false" fo:orphans="2" fo:widows="2" fo:hyphenation-ladder-count="no-limit"/>
      <style:text-properties style:font-name="Arial" fo:font-size="11pt" fo:font-weight="bold" officeooo:rsid="00109297" officeooo:paragraph-rsid="00109297" style:font-size-asian="11pt" style:language-asian="es" style:country-asian="ES" style:font-weight-asian="bold" style:font-size-complex="11pt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.494cm" fo:margin-bottom="0cm" loext:contextual-spacing="false" fo:orphans="2" fo:widows="2" fo:hyphenation-ladder-count="no-limit"/>
      <style:text-properties style:font-name="Arial" fo:font-size="11pt" officeooo:paragraph-rsid="00109297" style:font-size-asian="11pt" style:font-size-complex="11pt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.494cm" fo:margin-bottom="0cm" loext:contextual-spacing="false" fo:orphans="2" fo:widows="2" fo:hyphenation-ladder-count="no-limit" fo:break-before="page"/>
      <style:text-properties style:font-name="Arial" fo:font-size="11pt" officeooo:paragraph-rsid="00109297" style:font-size-asian="11pt" style:font-size-complex="11pt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loext:contextual-spacing="false" fo:orphans="2" fo:widows="2" fo:hyphenation-ladder-count="no-limit"/>
      <style:text-properties style:font-name="Arial" fo:font-size="11pt" fo:font-weight="bold" officeooo:paragraph-rsid="00109297" style:font-size-asian="11pt" style:language-asian="es" style:country-asian="ES" style:font-weight-asian="bold" style:font-size-complex="11pt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top="0.494cm" fo:margin-bottom="0.21cm" loext:contextual-spacing="false" fo:orphans="2" fo:widows="2" fo:hyphenation-ladder-count="no-limit"/>
      <style:text-properties style:font-name="Arial" fo:font-size="11pt" officeooo:paragraph-rsid="00109297" style:font-size-asian="11pt" style:language-asian="es" style:country-asian="ES" style:font-size-complex="11pt" fo:hyphenate="true" fo:hyphenation-remain-char-count="2" fo:hyphenation-push-char-count="2" loext:hyphenation-no-caps="false"/>
    </style:style>
    <style:style style:name="P15" style:family="paragraph" style:parent-style-name="Standard" style:master-page-name="Standard">
      <style:paragraph-properties style:page-number="auto"/>
      <style:text-properties style:font-name="Arial" fo:font-size="11pt" officeooo:paragraph-rsid="00109297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orphans="2" fo:widows="2" fo:hyphenation-ladder-count="no-limit"/>
      <style:text-properties style:font-name="Arial" fo:font-size="11pt" fo:font-weight="bold" officeooo:paragraph-rsid="00109297" style:font-size-asian="11pt" style:language-asian="es" style:country-asian="ES" style:font-weight-asian="bold" style:font-size-complex="11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.494cm" fo:margin-bottom="0.21cm" loext:contextual-spacing="false" fo:orphans="2" fo:widows="2" fo:hyphenation-ladder-count="no-limit"/>
      <style:text-properties style:font-name="Arial" fo:font-size="11pt" officeooo:rsid="00122790" officeooo:paragraph-rsid="00122790" style:font-size-asian="11pt" style:language-asian="es" style:country-asian="ES" style:font-size-complex="11pt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.494cm" fo:margin-bottom="0cm" loext:contextual-spacing="false" fo:orphans="2" fo:widows="2" fo:hyphenation-ladder-count="no-limit"/>
      <style:text-properties style:font-name="Arial" fo:font-size="11pt" fo:font-weight="normal" officeooo:rsid="0013a684" officeooo:paragraph-rsid="0013a684" style:font-size-asian="11pt" style:language-asian="es" style:country-asian="ES" style:font-weight-asian="normal" style:font-size-complex="11pt" style:font-weight-complex="normal" fo:hyphenate="true" fo:hyphenation-remain-char-count="2" fo:hyphenation-push-char-count="2" loext:hyphenation-no-caps="false"/>
    </style:style>
    <style:style style:name="T1" style:family="text">
      <style:text-properties fo:font-weight="bold" style:language-asian="es" style:country-asian="ES" style:font-weight-asian="bold" style:font-weight-complex="bold"/>
    </style:style>
    <style:style style:name="T2" style:family="text">
      <style:text-properties style:language-asian="es" style:country-asian="ES"/>
    </style:style>
    <style:style style:name="T3" style:family="text">
      <style:text-properties style:font-name-asian="Arial1" style:language-asian="es" style:country-asian="ES"/>
    </style:style>
    <style:style style:name="T4" style:family="text">
      <style:text-properties officeooo:rsid="001227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3">Nom</text:p>
          </table:table-cell>
          <table:table-cell table:style-name="Taula1.B1" office:value-type="string">
            <text:p text:style-name="P4"/>
            <text:p text:style-name="P3"/>
          </table:table-cell>
        </table:table-row>
      </table:table>
      <text:p text:style-name="P11"><text:span text:style-name="T1">ACTIVITAT </text:span><text:span text:style-name="T2">. </text:span><text:span text:style-name="T1">A través d’aquest exercici hauràs de reflexionar sobre els teus trets personals per així conèixer els teus punts febles i forts. Avalua cadascuna d'aquestes competències amb una nota del 1 al 10, segons pensis què tens aquesta competència. Justifica la teva resposta amb un exemple de la teva manera d'actuar on es reflecteixi la característica.</text:span></text:p>
      <text:p text:style-name="P10">Qualitats emprenedores: </text:p>
      <text:p text:style-name="P11"><text:span text:style-name="T3">─ </text:span><text:span text:style-name="T1">Aprenentatge i utilització dels coneixements:</text:span><text:span text:style-name="T2"> implica la inquietud i curiositat constant per aprendre o saber-ne més. Contempla l'afany de posar en pràctica i ampliar els coneixements tècnics, professionals o de gestió, així com transferir aquells coneix</text:span>ements relacionats amb el treball. </text:p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3">Nota: <text:span text:style-name="T4">8</text:span></text:p>
            <text:p text:style-name="P18">Em considere una persona curiosa y en ganes d’aprendre</text:p>
          </table:table-cell>
        </table:table-row>
      </table:table>
      <text:p text:style-name="P11"><text:span text:style-name="T1">- Autoconfiança:</text:span> és el convenciment sobre la pròpia capacitat per a realitzar amb èxit una tasca o escollir l'enfocament adequat per realitzar un treball o resoldre un problema. Inclou mostrar confiança en les pròpies capacitats (per exemple, davant noves dificultats), decisions i opinions. </text:p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3">Nota: <text:span text:style-name="T4">10</text:span></text:p>
            <text:p text:style-name="P14"/>
          </table:table-cell>
        </table:table-row>
      </table:table>
      <text:p text:style-name="P11"><text:span text:style-name="T3">─ </text:span><text:span text:style-name="T1">Autocontrol:</text:span><text:span text:style-name="T2"> és la capacitat de mantenir les pròpies emocions sota control i evitar reaccions negatives davant provocacions, oposició o hostilitat per part d'altres o quan es treballa en condicions d'estrès. Igualment, implica la resistència en condicion</text:span>s constants d'estrès. </text:p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13">Nota: <text:span text:style-name="T4">7</text:span></text:p>
            <text:p text:style-name="P17">Jo crec que tinc autocontrol perquè en l’àmbit de treball m’he trobat en situacions d’estrés</text:p>
          </table:table-cell>
        </table:table-row>
      </table:table>
      <text:p text:style-name="P11"><text:span text:style-name="T3">─ </text:span><text:span text:style-name="T1">Comunicació: </text:span>suposa l'habilitat de transmetre, de fer conèixer alguna cosa a algú d'una manera clara i entenedora. Abasta des d'una transmissió d'informació fins a entrar en relació d'idees, d'interessos, etc. </text:p>
      <table:table table:name="Taula5" table:style-name="Taula5">
        <table:table-column table:style-name="Taula5.A"/>
        <table:table-row table:style-name="Taula5.1">
          <table:table-cell table:style-name="Taula5.A1" office:value-type="string">
            <text:p text:style-name="P13">Nota: <text:span text:style-name="T4">10</text:span></text:p>
            <text:p text:style-name="P14"/>
          </table:table-cell>
        </table:table-row>
      </table:table>
      <text:p text:style-name="P11"><text:span text:style-name="T3">─ </text:span><text:span text:style-name="T1">Creativitat:</text:span> és la capacitat que permet identificar, plantejar i resoldre problemes de manera rellevant i divergent. És l'habilitat d'establir relacions de coneixement diferents, fer noves preguntes i donar respostes originals. </text:p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13">Nota: <text:span text:style-name="T4">0</text:span></text:p>
            <text:p text:style-name="P9"/>
          </table:table-cell>
        </table:table-row>
      </table:table>
      <text:p text:style-name="P12"><text:span text:style-name="T3">─ </text:span><text:span text:style-name="T1">Empatia:</text:span><text:span text:style-name="T2"> implica s</text:span>aber entendre les altres persones. És l'habilitat per escoltar, entendre correctament els pensaments, sentiments o preocupacions dels altres encara que no s'expressen verbalment o s'expressen parcialment. </text:p>
      <table:table table:name="Taula7" table:style-name="Taula7">
        <table:table-column table:style-name="Taula7.A"/>
        <table:table-row table:style-name="Taula7.1">
          <table:table-cell table:style-name="Taula7.A1" office:value-type="string">
            <text:p text:style-name="P13">Nota: <text:span text:style-name="T4">9</text:span></text:p>
            <text:p text:style-name="P9"/>
          </table:table-cell>
        </table:table-row>
      </table:table>
      <text:p text:style-name="P11"><text:span text:style-name="T3">─ </text:span><text:span text:style-name="T1">Flexibilitat i gestió del canvi:</text:span><text:span text:style-name="T2"> és l'ha</text:span>bilitat d'adaptar-se i treballar eficaçment en diferents i variades situacions i amb persones o grups diversos. Suposa entendre i valorar postures o punts de vista diferents, o bé adaptar el propi enfocament a mesura que la situació ho requereixi. També canviar o acceptar sense problemes els canvis en la pròpia Organització o en les responsabilitats del lloc de treball. </text:p>
      <table:table table:name="Taula8" table:style-name="Taula8">
        <table:table-column table:style-name="Taula8.A"/>
        <table:table-row table:style-name="Taula8.1">
          <table:table-cell table:style-name="Taula8.A1" office:value-type="string">
            <text:p text:style-name="P13">Nota: <text:span text:style-name="T4">10</text:span></text:p>
            <text:p text:style-name="P14"/>
          </table:table-cell>
        </table:table-row>
      </table:table>
      <text:p text:style-name="P11"><text:span text:style-name="T3">─ </text:span><text:span text:style-name="T1">Iniciativa:</text:span> és la predisposició a actuar de forma proactiva i no només limitar-se a pensar en allò que s'ha de fer en el futur. </text:p>
      <table:table table:name="Taula9" table:style-name="Taula9">
        <table:table-column table:style-name="Taula9.A"/>
        <table:table-row table:style-name="Taula9.1">
          <table:table-cell table:style-name="Taula9.A1" office:value-type="string">
            <text:p text:style-name="P13">Nota: <text:span text:style-name="T4">9</text:span></text:p>
            <text:p text:style-name="P14"/>
          </table:table-cell>
        </table:table-row>
      </table:table>
      <text:p text:style-name="P11"><text:span text:style-name="T3">─ </text:span><text:span text:style-name="T1">Lideratge: </text:span>suposa la intenció d'assumir el rol de líder d'un grup o equip de treball. Implica el desig de guiar els altres. </text:p>
      <table:table table:name="Taula10" table:style-name="Taula10">
        <table:table-column table:style-name="Taula10.A"/>
        <table:table-row table:style-name="Taula10.1">
          <table:table-cell table:style-name="Taula10.A1" office:value-type="string">
            <text:p text:style-name="P13">Nota: <text:span text:style-name="T4">6</text:span></text:p>
            <text:p text:style-name="P14"/>
          </table:table-cell>
        </table:table-row>
      </table:table>
      <text:p text:style-name="P11"><text:span text:style-name="T3">─ </text:span><text:span text:style-name="T1">Negociació:</text:span> és l'habilitat per promoure el consens. És l'intent per fer coincidir criteris diferents, en una situació determinada, amb l'objectiu d'arribar al pacte i buscar el millor benefici. </text:p>
      <table:table table:name="Taula11" table:style-name="Taula11">
        <table:table-column table:style-name="Taula11.A"/>
        <table:table-row table:style-name="Taula11.1">
          <table:table-cell table:style-name="Taula11.A1" office:value-type="string">
            <text:p text:style-name="P13">Nota: <text:span text:style-name="T4">9</text:span></text:p>
            <text:p text:style-name="P14"/>
          </table:table-cell>
        </table:table-row>
      </table:table>
      <text:p text:style-name="P11"><text:span text:style-name="T3">─ </text:span><text:span text:style-name="T1">Networking: </text:span>és l'habilitat d'establir contactes amb un ampli ventall de persones, que els permet ajudar-se mútuament, en situacions professionals i personals. Es tracta d'un procés amb doble direcció, al donar ajuda i atenció a la nostra xarxa de contactes facilitem que ells ens ajudin. </text:p>
      <table:table table:name="Taula12" table:style-name="Taula12">
        <table:table-column table:style-name="Taula12.A"/>
        <table:table-row table:style-name="Taula12.1">
          <table:table-cell table:style-name="Taula12.A1" office:value-type="string">
            <text:p text:style-name="P13">Nota: <text:span text:style-name="T4">8</text:span></text:p>
            <text:p text:style-name="P9"/>
          </table:table-cell>
        </table:table-row>
      </table:table>
      <text:p text:style-name="P11"><text:span text:style-name="T3">─ </text:span><text:span text:style-name="T1">Orientació al client: </text:span>implica un desig d'ajudar o servir als clients/es, de satisfer les seves necessitats. Significa centrar-se en descobrir o satisfer les necessitats dels clients/es. </text:p>
      <table:table table:name="Taula13" table:style-name="Taula13">
        <table:table-column table:style-name="Taula13.A"/>
        <table:table-row table:style-name="Taula13.1">
          <table:table-cell table:style-name="Taula13.A1" office:value-type="string">
            <text:p text:style-name="P13">Nota: <text:span text:style-name="T4">8</text:span></text:p>
            <text:p text:style-name="P9"/>
          </table:table-cell>
        </table:table-row>
      </table:table>
      <text:p text:style-name="P11"><text:soft-page-break/><text:span text:style-name="T3">─ </text:span><text:span text:style-name="T1">Planificació i organització: </text:span>és la capacitat per prioritzar i establir línies d'actuació, optimitzant recursos que garanteixin l'acompliment dels resultats esperats mitjançant una gestió eficaç del propi treball i del dels seus col·laboradors/es. </text:p>
      <table:table table:name="Taula14" table:style-name="Taula14">
        <table:table-column table:style-name="Taula14.A"/>
        <table:table-row table:style-name="Taula14.1">
          <table:table-cell table:style-name="Taula14.A1" office:value-type="string">
            <text:p text:style-name="P13">Nota: <text:span text:style-name="T4">8</text:span></text:p>
            <text:p text:style-name="P14"/>
          </table:table-cell>
        </table:table-row>
      </table:table>
      <text:p text:style-name="P11"><text:span text:style-name="T3">─ </text:span><text:span text:style-name="T1">Treball en equip</text:span>: implica la intenció de col·laborar i cooperar amb altres, formar part d'un grup, treballar junts, com a oposat a fer-ho individualment o competitivament. </text:p>
      <table:table table:name="Taula15" table:style-name="Taula15">
        <table:table-column table:style-name="Taula15.A"/>
        <table:table-row table:style-name="Taula15.1">
          <table:table-cell table:style-name="Taula15.A1" office:value-type="string">
            <text:p text:style-name="P13">Nota: <text:span text:style-name="T4">8</text:span></text:p>
            <text:p text:style-name="P9"/>
          </table:table-cell>
        </table:table-row>
      </table:table>
      <text:p text:style-name="P5"/>
      <text:p text:style-name="P1">Ara analitza els tens punts forts i febles respecte a la feina.</text:p>
      <text:p text:style-name="P6"/>
      <table:table table:name="Taula16" table:style-name="Taula16">
        <table:table-column table:style-name="Taula16.A"/>
        <table:table-column table:style-name="Taula16.B"/>
        <table:table-row table:style-name="Taula16.1">
          <table:table-cell table:style-name="Taula16.A1" office:value-type="string">
            <text:p text:style-name="P7">PUNTS FORTS (Aspectes positius teus)</text:p>
          </table:table-cell>
          <table:table-cell table:style-name="Taula16.B1" office:value-type="string">
            <text:p text:style-name="P7">Punts febles (aspectes negatius)</text:p>
          </table:table-cell>
        </table:table-row>
        <table:table-row table:style-name="Taula16.1">
          <table:table-cell table:style-name="Taula16.A2" office:value-type="string">
            <text:p text:style-name="P8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ula16.B2" office:value-type="string">
            <text:p text:style-name="P2"/>
            <text:p text:style-name="P1"/>
            <text:p text:style-name="P1"/>
          </table:table-cell>
        </table:table-row>
      </table:table>
      <text:p text:style-name="P1"/>
      <text:p text:style-name="P1">Com podries millorar els aspectes negatius?, fes proposte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0:50:39.343159020</meta:creation-date>
    <dc:date>2022-09-22T18:06:33.820487708</dc:date>
    <meta:editing-duration>PT36M29S</meta:editing-duration>
    <meta:editing-cycles>2</meta:editing-cycles>
    <meta:generator>LibreOffice/6.4.7.2$Linux_X86_64 LibreOffice_project/40$Build-2</meta:generator>
    <meta:document-statistic meta:table-count="16" meta:image-count="0" meta:object-count="0" meta:page-count="3" meta:paragraph-count="37" meta:word-count="630" meta:character-count="4117" meta:non-whitespace-character-count="3509"/>
  </office:meta>
</office:document-meta>
</file>